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643" officeooo:paragraph-rsid="001f6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毕业多年，创业暂停找不到方向，回过头来再进一次课堂，虽然教授看不见，不得不说，感谢Professor Gilbert Strang!喜欢这个可爱的老头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50:54.009203425</meta:creation-date>
    <dc:date>2018-06-13T14:51:16.913229188</dc:date>
    <meta:editing-duration>PT23S</meta:editing-duration>
    <meta:editing-cycles>1</meta:editing-cycles>
    <meta:document-statistic meta:table-count="0" meta:image-count="0" meta:object-count="0" meta:page-count="1" meta:paragraph-count="1" meta:word-count="54" meta:character-count="77" meta:non-whitespace-character-count="75"/>
    <meta:generator>LibreOffice/5.1.6.2$Linux_X86_64 LibreOffice_project/10m0$Build-2</meta:generator>
  </office:meta>
</office:document-meta>
</file>